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d8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er {</text:p>
      <text:p text:style-name="Standard"><text:tab/>listen 80 default_server;</text:p>
      <text:p text:style-name="Standard"/>
      <text:p text:style-name="Standard"><text:tab/>root /var/www/html;</text:p>
      <text:p text:style-name="Standard"><text:tab/>index index.html index.htm index.nginx-debian.html;</text:p>
      <text:p text:style-name="Standard"/>
      <text:p text:style-name="Standard"><text:tab/>#access_log /var/log/nginx/access.log;</text:p>
      <text:p text:style-name="Standard"><text:tab/>#error_log /var/log/nginx/error.log;</text:p>
      <text:p text:style-name="Standard"/>
      <text:p text:style-name="Standard"><text:tab/>server_name localhost;</text:p>
      <text:p text:style-name="Standard"/>
      <text:p text:style-name="Standard"><text:tab/>location / {</text:p>
      <text:p text:style-name="Standard"><text:tab/><text:tab/> <text:s/>proxy_pass &lt;<text:span text:style-name="T1">your proxy pass</text:span>&gt;</text:p>
      <text:p text:style-name="Standard"><text:tab/><text:tab/> <text:s/>proxy_set_header Host $host;</text:p>
      <text:p text:style-name="Standard"><text:tab/><text:tab/> <text:s/>proxy_cache_bypass $http_upgrade;</text:p>
      <text:p text:style-name="Standard"><text:tab/><text:tab/> <text:s/>access_log /var/log/nginx/nodejs-access.log;</text:p>
      <text:p text:style-name="Standard"><text:tab/><text:tab/> <text:s/>error_log /var/log/nginx/nodejs-error.log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19:13.374698157</meta:creation-date>
    <meta:editing-duration>PT51S</meta:editing-duration>
    <meta:editing-cycles>2</meta:editing-cycles>
    <meta:generator>LibreOffice/7.3.7.2$Linux_X86_64 LibreOffice_project/30$Build-2</meta:generator>
    <dc:date>2023-06-26T17:20:00.850976609</dc:date>
    <meta:document-statistic meta:table-count="0" meta:image-count="0" meta:object-count="0" meta:page-count="1" meta:paragraph-count="15" meta:word-count="35" meta:character-count="416" meta:non-whitespace-character-count="368"/>
  </office:meta>
</office:document-meta>
</file>